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7.014cm" fo:margin-left="-0.757cm" table:align="left"/>
    </style:style>
    <style:style style:name="Tabla1.A" style:family="table-column">
      <style:table-column-properties style:column-width="11.906cm"/>
    </style:style>
    <style:style style:name="Tabla1.B" style:family="table-column">
      <style:table-column-properties style:column-width="15.10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11" style:family="table-row">
      <style:table-row-properties style:min-row-height="1.233cm"/>
    </style:style>
    <style:style style:name="Tabla1.12" style:family="table-row">
      <style:table-row-properties style:min-row-height="0.751cm"/>
    </style:style>
    <style:style style:name="Tabla1.13" style:family="table-row">
      <style:table-row-properties style:min-row-height="0.836cm"/>
    </style:style>
    <style:style style:name="Tabla2" style:family="table">
      <style:table-properties style:width="27.014cm" fo:margin-left="-0.757cm" table:align="left"/>
    </style:style>
    <style:style style:name="Tabla2.A" style:family="table-column">
      <style:table-column-properties style:column-width="11.906cm"/>
    </style:style>
    <style:style style:name="Tabla2.B" style:family="table-column">
      <style:table-column-properties style:column-width="15.10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officeooo:rsid="000a4d44" officeooo:paragraph-rsid="000a4d44" style:font-size-asian="11pt" style:font-weight-asian="bold" style:font-size-complex="11pt" style:font-weight-complex="bold"/>
    </style:style>
    <style:style style:name="P2" style:family="paragraph" style:parent-style-name="Table_20_Contents">
      <style:text-properties fo:font-size="12pt" officeooo:rsid="001d97c4" officeooo:paragraph-rsid="001d97c4" style:font-size-asian="12pt" style:font-size-complex="12pt"/>
    </style:style>
    <style:style style:name="P3" style:family="paragraph" style:parent-style-name="Table_20_Contents">
      <style:text-properties fo:font-size="12pt" officeooo:rsid="000a4d44" officeooo:paragraph-rsid="000a4d44" style:font-size-asian="12pt" style:font-size-complex="12pt"/>
    </style:style>
    <style:style style:name="P4" style:family="paragraph" style:parent-style-name="Table_20_Contents">
      <style:text-properties fo:font-size="12pt" officeooo:rsid="001dece0" officeooo:paragraph-rsid="001dece0" style:font-size-asian="12pt" style:font-size-complex="12pt"/>
    </style:style>
    <style:style style:name="P5" style:family="paragraph" style:parent-style-name="Table_20_Contents">
      <style:text-properties fo:font-size="12pt" officeooo:rsid="000b417b" officeooo:paragraph-rsid="000b417b" style:font-size-asian="12pt" style:font-size-complex="12pt"/>
    </style:style>
    <style:style style:name="P6" style:family="paragraph" style:parent-style-name="Table_20_Contents">
      <style:text-properties fo:font-size="12pt" officeooo:rsid="000db5c3" officeooo:paragraph-rsid="001e468d" style:font-size-asian="12pt" style:font-size-complex="12pt"/>
    </style:style>
    <style:style style:name="P7" style:family="paragraph" style:parent-style-name="Table_20_Contents">
      <style:text-properties fo:font-size="12pt" officeooo:rsid="001e468d" officeooo:paragraph-rsid="001e468d" style:font-size-asian="12pt" style:font-size-complex="12pt"/>
    </style:style>
    <style:style style:name="P8" style:family="paragraph" style:parent-style-name="Table_20_Contents">
      <style:text-properties fo:font-size="12pt" officeooo:rsid="0022ed6b" officeooo:paragraph-rsid="0022ed6b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fo:font-weight="bold" officeooo:rsid="0018dd48" officeooo:paragraph-rsid="0018dd48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2pt" fo:font-weight="bold" officeooo:rsid="000b417b" officeooo:paragraph-rsid="000b417b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2pt" fo:font-weight="bold" officeooo:rsid="000db5c3" officeooo:paragraph-rsid="000db5c3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size="16pt" fo:font-weight="bold" officeooo:rsid="000e91a3" officeooo:paragraph-rsid="000e91a3" style:font-size-asian="16pt" style:font-weight-asian="bold" style:font-size-complex="16pt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font-size="16pt" fo:font-weight="bold" officeooo:rsid="000e91a3" officeooo:paragraph-rsid="0025beca" style:font-size-asian="16pt" style:font-weight-asian="bold" style:font-size-complex="1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1pt" fo:font-weight="bold" officeooo:rsid="000a4d44" officeooo:paragraph-rsid="00240785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fo:font-size="12pt" officeooo:rsid="000a4d44" officeooo:paragraph-rsid="000a4d44" style:font-size-asian="12pt" style:font-size-complex="12pt"/>
    </style:style>
    <style:style style:name="P16" style:family="paragraph" style:parent-style-name="Table_20_Contents">
      <style:text-properties fo:font-size="12pt" officeooo:rsid="000a4d44" officeooo:paragraph-rsid="00240785" style:font-size-asian="12pt" style:font-size-complex="12pt"/>
    </style:style>
    <style:style style:name="P17" style:family="paragraph" style:parent-style-name="Table_20_Contents">
      <style:text-properties fo:font-size="12pt" officeooo:rsid="00240785" officeooo:paragraph-rsid="00240785" style:font-size-asian="12pt" style:font-size-complex="12pt"/>
    </style:style>
    <style:style style:name="P18" style:family="paragraph" style:parent-style-name="Table_20_Contents">
      <style:text-properties fo:font-size="12pt" officeooo:rsid="0025beca" officeooo:paragraph-rsid="0025beca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fo:font-weight="bold" officeooo:rsid="00240785" officeooo:paragraph-rsid="00240785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2pt" fo:font-weight="bold" officeooo:rsid="0025beca" officeooo:paragraph-rsid="0025beca" style:font-size-asian="12pt" style:font-weight-asian="bold" style:font-size-complex="12pt" style:font-weight-complex="bold"/>
    </style:style>
    <style:style style:name="P21" style:family="paragraph" style:parent-style-name="Standard">
      <style:text-properties officeooo:paragraph-rsid="00240785"/>
    </style:style>
    <style:style style:name="T1" style:family="text">
      <style:text-properties officeooo:rsid="00147d47"/>
    </style:style>
    <style:style style:name="T2" style:family="text">
      <style:text-properties officeooo:rsid="0016e345"/>
    </style:style>
    <style:style style:name="T3" style:family="text">
      <style:text-properties officeooo:rsid="001895f2"/>
    </style:style>
    <style:style style:name="T4" style:family="text">
      <style:text-properties officeooo:rsid="001d97c4"/>
    </style:style>
    <style:style style:name="T5" style:family="text">
      <style:text-properties officeooo:rsid="001dece0"/>
    </style:style>
    <style:style style:name="T6" style:family="text">
      <style:text-properties officeooo:rsid="001e468d"/>
    </style:style>
    <style:style style:name="T7" style:family="text">
      <style:text-properties officeooo:rsid="002029bd"/>
    </style:style>
    <style:style style:name="T8" style:family="text">
      <style:text-properties officeooo:rsid="0022ed6b"/>
    </style:style>
    <style:style style:name="T9" style:family="text">
      <style:text-properties officeooo:rsid="00240785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25beca"/>
    </style:style>
    <style:style style:name="T12" style:family="text">
      <style:text-properties officeooo:rsid="0027b3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8">G</text:span>ráficos con <text:span text:style-name="T7">Bokeh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Instrucción</text:p>
          </table:table-cell>
          <table:table-cell table:style-name="Tabla1.B1" office:value-type="string">
            <text:p text:style-name="P1">Código en python</text:p>
          </table:table-cell>
        </table:table-row>
        <table:table-row>
          <table:table-cell table:style-name="Tabla1.A2" office:value-type="string">
            <text:p text:style-name="P2">Cargar la biblioteca Bokeh</text:p>
          </table:table-cell>
          <table:table-cell table:style-name="Tabla1.B2" office:value-type="string">
            <text:p text:style-name="P2">from bokeh.plotting import figure, show, output_notebook</text:p>
            <text:p text:style-name="P2">output_notebook()</text:p>
          </table:table-cell>
        </table:table-row>
        <table:table-row>
          <table:table-cell table:style-name="Tabla1.A2" office:value-type="string">
            <text:p text:style-name="P3">Poner un título al gráfico <text:span text:style-name="T4">y límites a los ejes X e Y</text:span></text:p>
          </table:table-cell>
          <table:table-cell table:style-name="Tabla1.B2" office:value-type="string">
            <text:p text:style-name="P2">p = figure(plot_width=400, plot_height=400, x_range = [-10,10], y_range= [-10,10], title="Gráficos") </text:p>
          </table:table-cell>
        </table:table-row>
        <table:table-row>
          <table:table-cell table:style-name="Tabla1.B2" table:number-columns-spanned="2" office:value-type="string">
            <text:p text:style-name="P9">Dibujo de puntos</text:p>
          </table:table-cell>
          <table:covered-table-cell/>
        </table:table-row>
        <table:table-row>
          <table:table-cell table:style-name="Tabla1.A2" office:value-type="string">
            <text:p text:style-name="P3">Definir los puntos (2,3) (10,-5) <text:span text:style-name="T3">y</text:span> (4, -12)</text:p>
            <text:p text:style-name="P3"/>
          </table:table-cell>
          <table:table-cell table:style-name="Tabla1.B2" office:value-type="string">
            <text:p text:style-name="P3">coordenadas_x = [2,10,4]</text:p>
            <text:p text:style-name="P3">coordenadas_y = [3,-5,-12]</text:p>
          </table:table-cell>
        </table:table-row>
        <table:table-row>
          <table:table-cell table:style-name="Tabla1.A2" office:value-type="string">
            <text:p text:style-name="P3">Dibujar los puntos <text:span text:style-name="T2">de color rojo</text:span></text:p>
          </table:table-cell>
          <table:table-cell table:style-name="Tabla1.B2" office:value-type="string">
            <text:p text:style-name="P4">p.scatter(x=coordenadas_x, y=coordenadas_y, color="red")</text:p>
          </table:table-cell>
        </table:table-row>
        <table:table-row>
          <table:table-cell table:style-name="Tabla1.B2" table:number-columns-spanned="2" office:value-type="string">
            <text:p text:style-name="P10">Dibujo de figuras</text:p>
          </table:table-cell>
          <table:covered-table-cell/>
        </table:table-row>
        <table:table-row>
          <table:table-cell table:style-name="Tabla1.B2" table:number-columns-spanned="2" office:value-type="string">
            <text:p text:style-name="P11">C<text:span text:style-name="T5">ircunferencia</text:span></text:p>
          </table:table-cell>
          <table:covered-table-cell/>
        </table:table-row>
        <table:table-row>
          <table:table-cell table:style-name="Tabla1.A2" office:value-type="string">
            <text:p text:style-name="P5">Definir un<text:span text:style-name="T5">a</text:span> c<text:span text:style-name="T5">ircunferencia</text:span> de radio <text:span text:style-name="T5">2</text:span> y centrado en las coordenadas (-<text:span text:style-name="T5">5</text:span>,<text:span text:style-name="T5">5</text:span>)</text:p>
          </table:table-cell>
          <table:table-cell table:style-name="Tabla1.B2" office:value-type="string">
            <text:p text:style-name="P4">p.circle(x=-5, y=5, radius=2, color=None, line_color="darkred")</text:p>
          </table:table-cell>
        </table:table-row>
        <table:table-row>
          <table:table-cell table:style-name="Tabla1.B2" table:number-columns-spanned="2" office:value-type="string">
            <text:p text:style-name="P11">Rectángulo</text:p>
          </table:table-cell>
          <table:covered-table-cell/>
        </table:table-row>
        <table:table-row table:style-name="Tabla1.11">
          <table:table-cell table:style-name="Tabla1.A2" office:value-type="string">
            <text:p text:style-name="P5">Definir un rectángulo de lados <text:span text:style-name="T5">4</text:span> y <text:span text:style-name="T5">2</text:span> en las coordenadas (<text:span text:style-name="T5">6</text:span>,<text:span text:style-name="T5">5</text:span>) de color verde</text:p>
          </table:table-cell>
          <table:table-cell table:style-name="Tabla1.B2" office:value-type="string">
            <text:p text:style-name="P4">p.rect(x=6, y=5, width=4, height=2, color="green")</text:p>
          </table:table-cell>
        </table:table-row>
        <table:table-row table:style-name="Tabla1.12">
          <table:table-cell table:style-name="Tabla1.B2" table:number-columns-spanned="2" office:value-type="string">
            <text:p text:style-name="P11">Polígono <text:span text:style-name="T11">cerrado</text:span></text:p>
          </table:table-cell>
          <table:covered-table-cell/>
        </table:table-row>
        <table:table-row table:style-name="Tabla1.13">
          <table:table-cell table:style-name="Tabla1.A2" office:value-type="string">
            <text:p text:style-name="P6">Defini<text:span text:style-name="T1">r</text:span> los vértices del polígono <text:span text:style-name="T6">(0,-5), (5,-5) y (5,0)</text:span></text:p>
          </table:table-cell>
          <table:table-cell table:style-name="Tabla1.B2" office:value-type="string">
            <text:p text:style-name="P7">coordenadas_x = [0,5,5]</text:p>
            <text:p text:style-name="P7">coordenadas_y = [-5,-5,0]</text:p>
          </table:table-cell>
        </table:table-row>
        <table:table-row table:style-name="Tabla1.13">
          <table:table-cell table:style-name="Tabla1.A2" office:value-type="string">
            <text:p text:style-name="P7">Dibujar el polígono de color naranja</text:p>
          </table:table-cell>
          <table:table-cell table:style-name="Tabla1.B2" office:value-type="string">
            <text:p text:style-name="P7">p.patch(coordenadas_x, coordenadas_y, color="orange"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<text:soft-page-break/><text:span text:style-name="T8">G</text:span>ráficos con <text:span text:style-name="T7">Bokeh (continuación).</text:span></text:p>
      <text:p text:style-name="P2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4">Instrucción</text:p>
          </table:table-cell>
          <table:table-cell table:style-name="Tabla2.B1" office:value-type="string">
            <text:p text:style-name="P14">Código en pytho<text:span text:style-name="T9">n</text:span></text:p>
          </table:table-cell>
        </table:table-row>
        <table:table-row>
          <table:table-cell table:style-name="Tabla2.B1" table:number-columns-spanned="2" office:value-type="string">
            <text:p text:style-name="P19">Porción de círculo</text:p>
          </table:table-cell>
          <table:covered-table-cell/>
        </table:table-row>
        <table:table-row>
          <table:table-cell table:style-name="Tabla2.A3" office:value-type="string">
            <text:p text:style-name="P17">Dibujar una porción de círculo <text:span text:style-name="T12">que comience en </text:span><text:s/>30º <text:s/><text:span text:style-name="T12">y llegue hasta los </text:span>150º. </text:p>
            <text:p text:style-name="P17"><text:span text:style-name="T10">(Los ángulos hay que ponerlos en radianes para ello el ángulo en grados debe multiplicarse por pi y dividirse entre 180)</text:span></text:p>
          </table:table-cell>
          <table:table-cell table:style-name="Tabla2.B3" office:value-type="string">
            <text:p text:style-name="P17">p.wedge(x=-6, y=-8, radius=3.5, start_angle=30*pi/180, end_angle=150*pi/180, color="darkblue")</text:p>
          </table:table-cell>
        </table:table-row>
        <table:table-row>
          <table:table-cell table:style-name="Tabla2.B3" table:number-columns-spanned="2" office:value-type="string">
            <text:p text:style-name="P19">Elipse</text:p>
          </table:table-cell>
          <table:covered-table-cell/>
        </table:table-row>
        <table:table-row>
          <table:table-cell table:style-name="Tabla2.A3" office:value-type="string">
            <text:p text:style-name="P17">Dibujar una elipse de radio mayor 6 y radio menor 4 en el punto </text:p>
            <text:p text:style-name="P17">(-5,-2)</text:p>
          </table:table-cell>
          <table:table-cell table:style-name="Tabla2.B3" office:value-type="string">
            <text:p text:style-name="P17">p.oval(x=-5, y=-2, width=6, height=4, color = None, line_color="darkred")</text:p>
          </table:table-cell>
        </table:table-row>
        <table:table-row>
          <table:table-cell table:style-name="Tabla2.B3" table:number-columns-spanned="2" office:value-type="string">
            <text:p text:style-name="P20">Porción de anillo</text:p>
          </table:table-cell>
          <table:covered-table-cell/>
        </table:table-row>
        <table:table-row>
          <table:table-cell table:style-name="Tabla2.A3" office:value-type="string">
            <text:p text:style-name="P18">Dibujar una porción de anillo centrado en (5,-9), de radio exterior 3 y radio interior 2 y que comience en el ángulo 60 grados y llegue hasta los 190 grados.</text:p>
          </table:table-cell>
          <table:table-cell table:style-name="Tabla2.B3" office:value-type="string">
            <text:p text:style-name="P18">p.annular_wedge(x=5, y=-9, inner_radius=2, outer_radius=3.5,start_angle=60*pi/180, end_angle=190*pi/180, color="lime")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0:45:06.661876392</meta:creation-date>
    <meta:generator>LibreOffice/5.1.2.2.0$Linux_x86 LibreOffice_project/10m0$Build-2</meta:generator>
    <dc:date>2018-01-22T18:18:58.801809997</dc:date>
    <meta:editing-duration>PT2H5M25S</meta:editing-duration>
    <meta:editing-cycles>25</meta:editing-cycles>
    <meta:print-date>2018-01-22T18:14:58.295893592</meta:print-date>
    <meta:document-statistic meta:table-count="2" meta:image-count="0" meta:object-count="0" meta:page-count="2" meta:paragraph-count="41" meta:word-count="250" meta:character-count="1821" meta:non-whitespace-character-count="1607"/>
  </office:meta>
</office:document-meta>
</file>